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color="#00ff00" draw:fill="solid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0.3232in" svg:height="0.3335in" svg:x="-0.0846in" svg:y="0.4327in"><text:p/></draw:ellipse><draw:ellipse text:anchor-type="paragraph" draw:z-index="1" draw:style-name="gr1" draw:text-style-name="P1" svg:width="0.3232in" svg:height="0.3335in" svg:x="0.7028in" svg:y="0.4327in"><text:p/></draw:ellipse><draw:ellipse text:anchor-type="paragraph" draw:z-index="2" draw:style-name="gr1" draw:text-style-name="P1" svg:width="0.3232in" svg:height="0.3335in" svg:x="0.3091in" svg:y="1.6138in"><text:p/></draw:ellipse><draw:ellipse text:anchor-type="paragraph" draw:z-index="9" draw:style-name="gr1" draw:text-style-name="P1" svg:width="0.3232in" svg:height="0.3335in" svg:x="-0.0846in" svg:y="3.9764in"><text:p/></draw:ellipse><draw:ellipse text:anchor-type="paragraph" draw:z-index="10" draw:style-name="gr1" draw:text-style-name="P1" svg:width="0.3232in" svg:height="0.3335in" svg:x="0.4736in" svg:y="3.9764in"><text:p/></draw:ellipse><draw:ellipse text:anchor-type="paragraph" draw:z-index="11" draw:style-name="gr1" draw:text-style-name="P1" svg:width="0.3232in" svg:height="0.3335in" svg:x="0.1945in" svg:y="4.7638in"><text:p/></draw:ellipse><draw:ellipse text:anchor-type="paragraph" draw:z-index="12" draw:style-name="gr1" draw:text-style-name="P1" svg:width="0.3232in" svg:height="0.3335in" svg:x="3.0654in" svg:y="3.9764in"><text:p/></draw:ellipse><draw:ellipse text:anchor-type="paragraph" draw:z-index="13" draw:style-name="gr1" draw:text-style-name="P1" svg:width="0.3232in" svg:height="0.3335in" svg:x="3.6236in" svg:y="3.9764in"><text:p/></draw:ellipse><draw:ellipse text:anchor-type="paragraph" draw:z-index="14" draw:style-name="gr1" draw:text-style-name="P1" svg:width="0.3232in" svg:height="0.3335in" svg:x="3.3445in" svg:y="4.7638in"><text:p/></draw:ellipse><draw:ellipse text:anchor-type="paragraph" draw:z-index="15" draw:style-name="gr1" draw:text-style-name="P1" svg:width="0.3232in" svg:height="0.3335in" svg:x="6.2154in" svg:y="3.9764in"><text:p/></draw:ellipse><draw:ellipse text:anchor-type="paragraph" draw:z-index="16" draw:style-name="gr1" draw:text-style-name="P1" svg:width="0.3232in" svg:height="0.3335in" svg:x="6.7736in" svg:y="3.9764in"><text:p/></draw:ellipse><draw:ellipse text:anchor-type="paragraph" draw:z-index="17" draw:style-name="gr1" draw:text-style-name="P1" svg:width="0.3232in" svg:height="0.3335in" svg:x="6.4945in" svg:y="4.7638in"><text:p/></draw:ellipse><draw:ellipse text:anchor-type="paragraph" draw:z-index="6" draw:style-name="gr1" draw:text-style-name="P1" svg:width="0.3232in" svg:height="0.3335in" svg:x="6.2154in" svg:y="0.4327in"><text:p/></draw:ellipse><draw:ellipse text:anchor-type="paragraph" draw:z-index="7" draw:style-name="gr1" draw:text-style-name="P1" svg:width="0.3232in" svg:height="0.3335in" svg:x="7.0028in" svg:y="0.4327in"><text:p/></draw:ellipse><draw:ellipse text:anchor-type="paragraph" draw:z-index="8" draw:style-name="gr1" draw:text-style-name="P1" svg:width="0.3232in" svg:height="0.3335in" svg:x="6.6091in" svg:y="1.6138in"><text:p/></draw:ellipse><draw:ellipse text:anchor-type="paragraph" draw:z-index="3" draw:style-name="gr1" draw:text-style-name="P1" svg:width="0.3232in" svg:height="0.3335in" svg:x="3.0654in" svg:y="0.4327in"><text:p/></draw:ellipse><draw:ellipse text:anchor-type="paragraph" draw:z-index="4" draw:style-name="gr1" draw:text-style-name="P1" svg:width="0.3232in" svg:height="0.3335in" svg:x="3.8528in" svg:y="0.4327in"><text:p/></draw:ellipse><draw:ellipse text:anchor-type="paragraph" draw:z-index="5" draw:style-name="gr1" draw:text-style-name="P1" svg:width="0.3232in" svg:height="0.3335in" svg:x="3.4591in" svg:y="1.6138in"><text:p/></draw:ellipse><draw:ellipse text:anchor-type="paragraph" draw:z-index="18" draw:style-name="gr1" draw:text-style-name="P1" svg:width="0.563in" svg:height="0.5213in" svg:x="0.3299in" svg:y="6.8283in"><text:p/></draw:ellipse><draw:ellipse text:anchor-type="paragraph" draw:z-index="19" draw:style-name="gr1" draw:text-style-name="P1" svg:width="0.563in" svg:height="0.5213in" svg:x="1.4382in" svg:y="6.8283in"><text:p/></draw:ellipse><draw:ellipse text:anchor-type="paragraph" draw:z-index="20" draw:style-name="gr1" draw:text-style-name="P1" svg:width="0.563in" svg:height="0.5213in" svg:x="0.8925in" svg:y="8.4035in"><text:p/></draw:ellipse><draw:ellipse text:anchor-type="paragraph" draw:z-index="21" draw:style-name="gr1" draw:text-style-name="P1" svg:width="0.563in" svg:height="0.5213in" svg:x="4.661in" svg:y="6.8283in"><text:p/></draw:ellipse><draw:ellipse text:anchor-type="paragraph" draw:z-index="22" draw:style-name="gr1" draw:text-style-name="P1" svg:width="0.563in" svg:height="0.5213in" svg:x="5.7693in" svg:y="6.8283in"><text:p/></draw:ellipse><draw:ellipse text:anchor-type="paragraph" draw:z-index="23" draw:style-name="gr1" draw:text-style-name="P1" svg:width="0.563in" svg:height="0.5213in" svg:x="5.2236in" svg:y="8.4035in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Ranganath</meta:initial-creator>
    <meta:creation-date>2013-11-08T19:22:46</meta:creation-date>
    <dc:date>2013-11-08T19:36:51</dc:date>
    <dc:creator>Avinash Ranganath</dc:creator>
    <meta:editing-duration>PT4M1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